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Standard">
      <style:paragraph-properties style:snap-to-layout-grid="false"/>
      <style:text-properties fo:font-size="10pt" style:font-size-asian="10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2"/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mória Virtual<text:line-break/>Caso de Uso: &lt;nome caso de uso&gt;</text:p>
      <text:h text:style-name="Heading_20_1" text:outline-level="1">Breve Descrição</text:h>
      <text:p text:style-name="Text_20_body">&lt;breve descrição do caso de uso&gt;</text:p>
      <text:h text:style-name="Heading_20_1" text:outline-level="1">Breve Descrição dos Atores</text:h>
      <text:h text:style-name="Heading_20_2" text:outline-level="2">&lt;Nome do ator 1&gt;</text:h>
      <text:h text:style-name="Heading_20_1" text:outline-level="1">Pré-condições</text:h>
      <text:p text:style-name="Text_20_body">&lt;pré-condição 1&gt;</text:p>
      <text:h text:style-name="Heading_20_1" text:outline-level="1">Fluxo Básico de eventos</text:h>
      <text:list xml:id="list36579393" text:style-name="WW8Num7">
        <text:list-item>
          <text:p text:style-name="P8">O caso de uso começa quando o &lt;ator&gt;, &lt;faz algo&gt;…</text:p>
        </text:list-item>
        <text:list-item>
          <text:p text:style-name="P8">&lt;passo 1 do fluxo básico&gt;</text:p>
        </text:list-item>
        <text:list-item>
          <text:p text:style-name="P8">… </text:p>
        </text:list-item>
        <text:list-item>
          <text:p text:style-name="P8">&lt;passo n do fluxo básico&gt;</text:p>
        </text:list-item>
        <text:list-item>
          <text:p text:style-name="P8">O caso de uso termina.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ou sistema faz algo&gt;, entao </text:p>
      <text:list xml:id="list36567379" text:style-name="WW8Num2">
        <text:list-item>
          <text:p text:style-name="P9">&lt;descreva o fluxo&gt; <text:s/></text:p>
        </text:list-item>
        <text:list-item>
          <text:p text:style-name="P9">O caso de uso retorna ao passo &lt;y&gt;</text:p>
        </text:list-item>
      </text:list>
      <text:h text:style-name="Heading_20_1" text:outline-level="1">Subfluxos </text:h>
      <text:h text:style-name="Heading_20_2" text:outline-level="2">&lt;subfluxos 1&gt;</text:h>
      <text:list xml:id="list36574142" text:style-name="WW8Num6">
        <text:list-item>
          <text:p text:style-name="P10">&lt;subfluxo 1, passo 1&gt;</text:p>
        </text:list-item>
        <text:list-item>
          <text:p text:style-name="P10">…</text:p>
        </text:list-item>
        <text:list-item>
          <text:p text:style-name="P10">&lt;subfluxo 1, passo n&gt;</text:p>
        </text:list-item>
      </text:list>
      <text:h text:style-name="Heading_20_1" text:outline-level="1">Cenários</text:h>
      <text:h text:style-name="Heading_20_2" text:outline-level="2">&lt;Cenário 1&gt;</text:h>
      <text:list xml:id="list36573732" text:style-name="WW8Num5">
        <text:list-item>
          <text:p text:style-name="P11">&lt;cenário 1, passo 1&gt;</text:p>
        </text:list-item>
        <text:list-item>
          <text:p text:style-name="P11">…</text:p>
        </text:list-item>
        <text:list-item>
          <text:p text:style-name="P11">&lt;cenário 1, passo n&gt;</text:p>
        </text:list-item>
      </text:list>
      <text:h text:style-name="Heading_20_1" text:outline-level="1">Pós-condições</text:h>
      <text:h text:style-name="Heading_20_2" text:outline-level="2">&lt;pó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dd/mm/aa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</meta:editing-cycles>
    <meta:editing-duration>PT00H11M40S</meta:editing-duration>
    <meta:generator>BrOffice.org/3.2$Win32 OpenOffice.org_project/320m18$Build-9502</meta:generator>
    <dc:date>2010-09-21T16:46:19.33</dc:date>
    <meta:document-statistic meta:table-count="2" meta:image-count="1" meta:object-count="0" meta:page-count="2" meta:paragraph-count="39" meta:word-count="170" meta:character-count="851"/>
  </office:meta>
</office:document-meta>
</file>